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Frutiger Light Condensed"/>
    </style:style>
    <style:style style:name="P2" style:family="paragraph">
      <loext:graphic-properties draw:fill-color="#ffffff"/>
      <style:text-properties style:font-name="Frutiger Light Condense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Frutiger Light Condensed"/>
    </style:style>
    <style:style style:name="P5" style:family="paragraph">
      <style:paragraph-properties fo:text-align="start"/>
    </style:style>
    <style:style style:name="P6" style:family="paragraph">
      <style:paragraph-properties fo:margin-top="0.4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More on 3D scen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imation</text:p>
              </text:list-item>
              <text:list-item>
                <text:p>Interaction</text:p>
              </text:list-item>
              <text:list-item>
                <text:p>Complex shape modeling</text:p>
              </text:list-item>
              <text:list-item>
                <text:p>Complex material modeling</text:p>
              </text:list-item>
              <text:list-item>
                <text:p>More on lights</text:p>
              </text:list-item>
              <text:list-item>
                <text:p>More on came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">Anim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Introducing time component</text:p>
              </text:list-item>
              <text:list-item>
                <text:p text:style-name="P1">Types:</text:p>
                <text:list>
                  <text:list-item>
                    <text:p text:style-name="P1">Environment: phenomena and effects</text:p>
                  </text:list-item>
                  <text:list-item>
                    <text:p text:style-name="P1">Character: face and body animation</text:p>
                  </text:list-item>
                </text:list>
              </text:list-item>
              <text:list-item>
                <text:p text:style-name="P1">Approaches:</text:p>
                <text:list>
                  <text:list-item>
                    <text:p text:style-name="P1">Manual</text:p>
                  </text:list-item>
                  <text:list-item>
                    <text:p text:style-name="P1">Procedural</text:p>
                    <text:list>
                      <text:list-item>
                        <text:p text:style-name="P1">Phenomenological models</text:p>
                      </text:list-item>
                      <text:list-item>
                        <text:p text:style-name="P1">Physics simul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Animation tool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rticles</text:p>
              </text:list-item>
              <text:list-item>
                <text:p text:style-name="P1">Meshs: deformation of vertices</text:p>
                <text:list>
                  <text:list-item>
                    <text:p text:style-name="P1">Blending and morphing (RTR 4.4, 4.5)</text:p>
                  </text:list-item>
                </text:list>
              </text:list-item>
              <text:list-item>
                <text:p text:style-name="P1">Voxels</text:p>
              </text:list-item>
              <text:list-item>
                <text:p text:style-name="P1">Splines</text:p>
              </text:list-item>
              <text:list-item>
                <text:p text:style-name="P1">Interpol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Manual anim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Procedural ani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hysics:</text:p>
                <text:list>
                  <text:list-item>
                    <text:p>Fluid simulation</text:p>
                  </text:list-item>
                  <text:list-item>
                    <text:p>Static body and collis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">Rigid body </text:span>and colli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Kinematics and inverse kinematics</text:p>
                  </text:list-item>
                  <text:list-item>
                    <text:p>Cloth, ha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mplex shape mode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ternative shape representations</text:p>
              </text:list-item>
              <text:list-item>
                <text:p>Procedural approaches (noise)</text:p>
              </text:list-item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04T12:09:46.129148365</dc:date>
    <meta:editing-duration>PT16M25S</meta:editing-duration>
    <meta:editing-cycles>28</meta:editing-cycles>
    <meta:document-statistic meta:object-count="64"/>
  </office:meta>
</office:document-meta>
</file>